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Heading2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Heading2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Heading2" style:family="paragraph">
      <style:text-properties style:font-name-asian="Calibri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Heading3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Heading3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Heading3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Heading3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Heading2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font-weight="bold" style:font-weight-asian="bold"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IT-fadder</text:h>
      <text:h text:style-name="P2" text:outline-level="2">About</text:h>
      <text:p text:style-name="P3">IT-fadder is an app built for students at Østfold Community College by students of Enigma. Its purpose is to give students a simple library of the different buddies, or “faddere”, at the IT department. The app also contains a schedule for the different happenings during the “Fadderukene”, as well as a map highlighting student points-of-interest.</text:p>
      <text:h text:style-name="P4" text:outline-level="2">Technology</text:h>
      <text:p text:style-name="P5">The app is built using Sencha Touch 2 and PhoneGap. This means that the app is built on HTML and JavaScript rather than native code. This opens up for simple cross-platform support.<text:s/></text:p>
      <text:h text:style-name="P6" text:outline-level="2">App.js</text:h>
      <text:p text:style-name="P7">The core of the app is the file app.js. All HTML is generated here. The different pages are stored as variables in app.js, and these are in turn displayed in a Sencha Touch tabpanel.</text:p>
      <text:h text:style-name="P8" text:outline-level="3">Hjem</text:h>
      <text:p text:style-name="P9">Hjem (Home) is a simple HTML page displayed in an iframe.<text:s/></text:p>
      <text:h text:style-name="P10" text:outline-level="3">Program</text:h>
      <text:p text:style-name="P11">Proram (schedule) is a simple HTML page displayed in an iframe.<text:s/>This will be updated with the new schedule as soon as it becomes available.</text:p>
      <text:h text:style-name="P12" text:outline-level="3">Kart</text:h>
      <text:p text:style-name="P13">Kart (map) bases itself on the example given by Sencha Touch. Using Google Maps the tab<text:s/>will provide<text:s/>a map over Halden allowing the user to see his own position, as well as points of interest added in the map.<text:s/>The plan is also to use GMaps for navigation.</text:p>
      <text:h text:style-name="P14" text:outline-level="3">Faddere</text:h>
      <text:p text:style-name="P15">Faddere (buddies) uses the content in buddies.json to display a list of buddies. Clicking a buddy’s arrow icon will open a dialog displaying that buddy’s contact information and picture. The app will also let the user make a phone call, send an SMS or email that buddy.</text:p>
      <text:h text:style-name="P16" text:outline-level="2">Buddies.json</text:h>
      <text:p text:style-name="P17">Buddies.json stores all the info on the different buddies. The fields are all required, and are as follows:</text:p>
      <text:p text:style-name="P18">firstName, lastName, phone, email, imageName</text:p>
      <text:p text:style-name="Normal"><text:span text:style-name="T19">imageName is the file name of the image file for that buddy. An image with exactly that file name must be present in both img/buddy_82<text:s/></text:span><text:span text:style-name="T20">and</text:span><text:span text:style-name="T21"><text:s/>img/buddy_320 with resolutions of 82x82 pixels and 320x320 pixels respectively.<text:s/></text:span><text:span text:style-name="T22">The 82-pixel image is used in the list, and the 320-pixel image used in the Details message window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lliam</meta:initial-creator>
    <dc:creator>William</dc:creator>
    <meta:creation-date>2012-04-02T16:20:00Z</meta:creation-date>
    <dc:date>2012-04-02T16:35:00Z</dc:date>
    <meta:template xlink:href="Normal.dotm" xlink:type="simple"/>
    <meta:editing-cycles>8</meta:editing-cycles>
    <meta:editing-duration>PT900S</meta:editing-duration>
    <meta:document-statistic meta:page-count="1" meta:paragraph-count="3" meta:word-count="314" meta:character-count="1981" meta:row-count="13" meta:non-whitespace-character-count="1670"/>
  </office:meta>
</office:document-meta>
</file>